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4">
      <style:text-properties officeooo:paragraph-rsid="000cb454"/>
    </style:style>
    <style:style style:name="P2" style:family="paragraph" style:parent-style-name="Text_20_body">
      <style:text-properties officeooo:paragraph-rsid="000cb454"/>
    </style:style>
    <style:style style:name="P3" style:family="paragraph" style:parent-style-name="Text_20_body">
      <style:text-properties officeooo:rsid="0008b907" officeooo:paragraph-rsid="000cb454"/>
    </style:style>
    <style:style style:name="P4" style:family="paragraph" style:parent-style-name="Text_20_body">
      <style:text-properties officeooo:rsid="000bbeb4" officeooo:paragraph-rsid="000cb454"/>
    </style:style>
    <style:style style:name="P5" style:family="paragraph" style:parent-style-name="Text_20_body">
      <style:text-properties officeooo:rsid="000997c0" officeooo:paragraph-rsid="000cb454"/>
    </style:style>
    <style:style style:name="P6" style:family="paragraph" style:parent-style-name="Text_20_body">
      <style:text-properties officeooo:rsid="000dfeb0" officeooo:paragraph-rsid="000dfeb0"/>
    </style:style>
    <style:style style:name="P7" style:family="paragraph" style:parent-style-name="Text_20_body">
      <style:text-properties officeooo:rsid="000ee1a4" officeooo:paragraph-rsid="000dfeb0"/>
    </style:style>
    <style:style style:name="P8" style:family="paragraph" style:parent-style-name="Text_20_body">
      <style:text-properties officeooo:rsid="000f174a" officeooo:paragraph-rsid="000f174a"/>
    </style:style>
    <style:style style:name="P9" style:family="paragraph" style:parent-style-name="Text_20_body">
      <style:text-properties officeooo:rsid="000997c0" officeooo:paragraph-rsid="000dfeb0"/>
    </style:style>
    <style:style style:name="T1" style:family="text">
      <style:text-properties officeooo:rsid="000bbeb4"/>
    </style:style>
    <style:style style:name="T2" style:family="text">
      <style:text-properties officeooo:rsid="00114553"/>
    </style:style>
    <style:style style:name="T3" style:family="text">
      <style:text-properties officeooo:rsid="000dfeb0"/>
    </style:style>
    <style:style style:name="T4" style:family="text">
      <style:text-properties officeooo:rsid="000f95a4"/>
    </style:style>
    <style:style style:name="T5" style:family="text">
      <style:text-properties officeooo:rsid="00104605"/>
    </style:style>
    <style:style style:name="T6" style:family="text">
      <style:text-properties officeooo:rsid="000ee0dc"/>
    </style:style>
    <style:style style:name="T7" style:family="text">
      <style:text-properties officeooo:rsid="000f17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limitations </text:h>
      <text:p text:style-name="P2"/>
      <text:p text:style-name="P3">What things r impacting the code what cant you do </text:p>
      <text:p text:style-name="P3">can do pre written in git like passwrd hash could have stronger – <text:span text:style-name="T1">one way – limited to what we can install so good but not best quality SHA256 no revrse way </text:span></text:p>
      <text:p text:style-name="P4">shouldn’t use root </text:p>
      <text:p text:style-name="P4">not store root in code </text:p>
      <text:p text:style-name="P3">env veriables- <text:span text:style-name="T1">protected veriable to store cedentils </text:span></text:p>
      <text:p text:style-name="P3">alternitive </text:p>
      <text:p text:style-name="P3">can use addons but would when production </text:p>
      <text:p text:style-name="P5">go do reasrch on security </text:p>
      <text:p text:style-name="P4">bd connect- don’t use root </text:p>
      <text:p text:style-name="P4">use diff users don’t store in code </text:p>
      <text:p text:style-name="P6">pre written:</text:p>
      <text:p text:style-name="P7"><text:span text:style-name="T2">I</text:span>n my circumstances there are some factors that affect my code and what I am coding. One factor affecting what I am coding is that we are running locally <text:span text:style-name="T3">with restrictions</text:span>, this means <text:span text:style-name="T4">when </text:span><text:span text:style-name="T5">I</text:span><text:span text:style-name="T4">m hashing passwords I cant use any other way other then the standard </text:span><text:span text:style-name="T3">hashing.</text:span><text:span text:style-name="T4"> I cant import or get any other hashing </text:span><text:span text:style-name="T3">or encryption </text:span><text:span text:style-name="T4">methods </text:span><text:span text:style-name="T3">like SHA256</text:span><text:span text:style-name="T4">. </text:span><text:span text:style-name="T3">We use hashing so when a password is sent though the hashing algorithm it cant be revered, this pr</text:span><text:span text:style-name="T5">otects</text:span><text:span text:style-name="T3"> the password </text:span><text:span text:style-name="T5">so</text:span><text:span text:style-name="T3"> no one can find out or decrypt to see the password and gain access, stopping this security risk. There are many ways we can do this and as I have said I am not able to use other more secure encryption and hashing method so ill have to use the standard but if I was going to do this in industry I would use other methords. </text:span></text:p>
      <text:p text:style-name="P6">Another issue I have because I am limited is how I am accessi<text:span text:style-name="T5">ng</text:span> the database and connecting to it, In my code I use root password and username to access the data base with, this is not secure, but on these local and restricted computers <text:span text:style-name="T5">I</text:span>m not able to set up the different accounts and ways to access the data base <text:span text:style-name="T6">for different purposes, like delete and select. For now I will be using root but this is not secure because if someone sees the code or hacks into the code they will then be able to have full access to the database, in addition storing the different access ways in code and the details is not secure ether and this should be done differently to make sure if someone dose mange to access or find the code they cant access the database in any way, if they can they will be able to get all sorts of data. So if I was doing this in industry I would </text:span><text:span text:style-name="T7">use different accounts for different access and it would not be stored in code in plain sight that is easy to see and hack into, I would store in environmental variables which are protected making the database is more secure. </text:span><text:s/></text:p>
      <text:p text:style-name="P8">Lastly my php admin is not a fully or very secure database, it is weak to brute force attacks as it has predictable URLs making it easy for someone to guess and brute force into the database. It has also had security vulnerability in the past and if not up to date or not configured and secured properly can have many vulnerability and access points for a hacker to gain access, these are just some of the reasons but if you make sure your not using root to access and you have an up to date version with <text:soft-page-break/>properly set up security it may be ok to use, however in industry they may chose to use other <text:span text:style-name="T5">database management tools or will be able to set up the correct methods to secure it. </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6T10:44:19.686390600</meta:creation-date>
    <dc:date>2025-11-06T20:26:55.029771000</dc:date>
    <meta:editing-duration>PT5M28S</meta:editing-duration>
    <meta:editing-cycles>3</meta:editing-cycles>
    <meta:generator>LibreOffice/25.2.3.2$MacOSX_X86_64 LibreOffice_project/bbb074479178df812d175f709636b368952c2ce3</meta:generator>
    <meta:document-statistic meta:table-count="0" meta:image-count="0" meta:object-count="0" meta:page-count="2" meta:paragraph-count="15" meta:word-count="574" meta:character-count="3024" meta:non-whitespace-character-count="2448"/>
  </office:meta>
</office:document-meta>
</file>